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officeooo:rsid="00038f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 ____________________________________________</text:p>
      <text:p text:style-name="Standard">ADREÇA__________________________________________</text:p>
      <text:p text:style-name="Standard">POBLACIÓ___________________________________________</text:p>
      <text:p text:style-name="Standard">N.I.F._______________________</text:p>
      <text:p text:style-name="Standard"/>
      <text:p text:style-name="Standard"/>
      <text:p text:style-name="Standard"><text:s text:c="59"/>En_________ , <text:s/>a___ d' ___________de 20__</text:p>
      <text:p text:style-name="Standard"/>
      <text:p text:style-name="Standard"/>
      <text:p text:style-name="Standard"/>
      <text:p text:style-name="P3">Per la present autoritze a l’ASSOCIACIÓ PER A L’HUMANISME, a que em lliure els rebuts corresponents a les quotes de soci, i els adeude a les dades bancaries que assenyale a continuació:</text:p>
      <text:p text:style-name="Standard"/>
      <text:p text:style-name="Standard"/>
      <text:p text:style-name="Standard"><text:s text:c="33"/>Quantitat anual:________euros.</text:p>
      <text:p text:style-name="Standard"/>
      <text:p text:style-name="Standard"/>
      <text:p text:style-name="Standard">ENTITAT <text:s text:c="26"/>____________________________________</text:p>
      <text:p text:style-name="Standard"/>
      <text:p text:style-name="Standard">OFICINA/SUCURSAL <text:s text:c="4"/>____________________________________</text:p>
      <text:p text:style-name="Standard"/>
      <text:p text:style-name="Standard">CODI IBAN <text:s text:c="21"/>_____________________________________</text:p>
      <text:p text:style-name="Standard"/>
      <text:p text:style-name="Standard"/>
      <text:p text:style-name="Standard"/>
      <text:p text:style-name="P1"/>
      <text:p text:style-name="P1">Atentament,</text:p>
      <text:p text:style-name="P1"/>
      <text:p text:style-name="P1"/>
      <text:p text:style-name="P1"/>
      <text:p text:style-name="P1"/>
      <text:p text:style-name="P1"/>
      <text:p text:style-name="P1"/>
      <text:p text:style-name="P1">Signat.-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2"/><text:span text:style-name="T1">E</text:span>nv<text:span text:style-name="T1">ia</text:span> una foto <text:span text:style-name="T1">o escanejat </text:span>d'este document a <text:a xlink:type="simple" xlink:href="mailto:apalhu.org@gmail.com" text:style-name="Internet_20_link" text:visited-style-name="Visited_20_Internet_20_Link"><text:span text:style-name="Internet_20_link">apalhu.org@gmail.com</text:span>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</dc:title>
    <meta:initial-creator>015_de1</meta:initial-creator>
    <meta:creation-date>2017-02-16T14:38:00</meta:creation-date>
    <dc:creator>Rafael Morant</dc:creator>
    <dc:date>2017-07-07T00:35:31.214745993</dc:date>
    <meta:print-date>2017-02-16T13:48:00</meta:print-date>
    <meta:editing-cycles>3</meta:editing-cycles>
    <meta:editing-duration>PT5M39S</meta:editing-duration>
    <meta:generator>LibreOffice/4.4.7.2$Linux_X86_64 LibreOffice_project/40$Build-2</meta:generator>
    <meta:document-statistic meta:table-count="0" meta:image-count="0" meta:object-count="0" meta:page-count="1" meta:paragraph-count="13" meta:word-count="63" meta:character-count="844" meta:non-whitespace-character-count="648"/>
  </office:meta>
</office:document-meta>
</file>